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ase salary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6" office:value-type="string">
            <text:p>Bonus %</text:p>
          </table:table-cell>
          <table:table-cell table:style-name="ce1" office:value-type="string">
            <text:p>Bonus amt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nn</text:p>
          </table:table-cell>
          <table:table-cell table:style-name="ce3" office:value-type="float" office:value="5600">
            <text:p><text:s/>SFr. 5,600.00 </text:p>
          </table:table-cell>
          <table:table-cell table:style-name="ce5" office:value-type="float" office:value="20">
            <text:p>20</text:p>
          </table:table-cell>
          <table:table-cell table:style-name="ce4" table:formula="of:=[.B2]+[.C2]*[.B$6]" office:value-type="float" office:value="6600">
            <text:p><text:s/>SFr. 6,600.00 </text:p>
          </table:table-cell>
          <table:table-cell table:formula="of:=[.D2]/[.D$5]" office:value-type="percentage" office:value="0.361643835616438">
            <text:p>36%</text:p>
          </table:table-cell>
          <table:table-cell table:style-name="ce8" table:formula="of:=[.B$7]*[.E2]" office:value-type="float" office:value="7232.87671232877">
            <text:p><text:s/>SFr. 7,232.88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th</text:p>
          </table:table-cell>
          <table:table-cell table:style-name="ce3" office:value-type="float" office:value="5400">
            <text:p><text:s/>SFr. 5,400.00 </text:p>
          </table:table-cell>
          <table:table-cell table:style-name="ce5" office:value-type="float" office:value="15">
            <text:p>15</text:p>
          </table:table-cell>
          <table:table-cell table:style-name="ce4" table:formula="of:=[.B3]+[.C3]*[.B$6]" office:value-type="float" office:value="6150">
            <text:p><text:s/>SFr. 6,150.00 </text:p>
          </table:table-cell>
          <table:table-cell table:formula="of:=[.D3]/[.D$5]" office:value-type="percentage" office:value="0.336986301369863">
            <text:p>34%</text:p>
          </table:table-cell>
          <table:table-cell table:style-name="ce8" table:formula="of:=[.B$7]*[.E3]" office:value-type="float" office:value="6739.72602739726">
            <text:p><text:s/>SFr. 6,739.73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harlie</text:p>
          </table:table-cell>
          <table:table-cell table:style-name="ce3" office:value-type="float" office:value="5500">
            <text:p><text:s/>SFr. 5,500.00 </text:p>
          </table:table-cell>
          <table:table-cell table:style-name="ce5" office:value-type="float" office:value="0">
            <text:p>0</text:p>
          </table:table-cell>
          <table:table-cell table:style-name="ce4" table:formula="of:=[.B4]+[.C4]*[.B$6]" office:value-type="float" office:value="5500">
            <text:p><text:s/>SFr. 5,500.00 </text:p>
          </table:table-cell>
          <table:table-cell table:formula="of:=[.D4]/[.D$5]" office:value-type="percentage" office:value="0.301369863013699">
            <text:p>30%</text:p>
          </table:table-cell>
          <table:table-cell table:style-name="ce8" table:formula="of:=[.B$7]*[.E4]" office:value-type="float" office:value="6027.39726027397">
            <text:p><text:s/>SFr. 6,027.40 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Total</text:p>
          </table:table-cell>
          <table:table-cell table:style-name="ce4"/>
          <table:table-cell/>
          <table:table-cell table:style-name="ce4" table:formula="of:=SUM([.D2:.D4])" office:value-type="float" office:value="18250">
            <text:p><text:s/>SFr. 18,250.00 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Overtime rate</text:p>
          </table:table-cell>
          <table:table-cell table:style-name="ce3" office:value-type="float" office:value="50">
            <text:p><text:s/>SFr. 50.00 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onus total</text:p>
          </table:table-cell>
          <table:table-cell table:style-name="ce3" office:value-type="float" office:value="20000">
            <text:p><text:s/>SFr. 20,000.00 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BaseSalary" table:base-cell-address="$Sheet1.$A$1" table:cell-range-address="$Sheet1.$B$2"/>
        <table:named-range table:name="BonusAmount" table:base-cell-address="$Sheet1.$A$1" table:cell-range-address="$Sheet1.$F$2"/>
        <table:named-range table:name="BonusTotal" table:base-cell-address="$Sheet1.$A$1" table:cell-range-address="$Sheet1.$B$7"/>
        <table:named-range table:name="Employees" table:base-cell-address="$Sheet1.$A$1" table:cell-range-address="$Sheet1.$A$2:.$F$4"/>
        <table:named-range table:name="HoursOvertime" table:base-cell-address="$Sheet1.$A$1" table:cell-range-address="$Sheet1.$C$2"/>
        <table:named-range table:name="OvertimeSalaryPerHour" table:base-cell-address="$Sheet1.$A$1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 -</number:text>
      <number:number number:decimal-places="3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4" number:min-integer-digits="1" number:grouping="true"/>
      <number:text> </number:text>
    </number:number-style>
    <number:number-style style:name="N161P1" style:volatile="true">
      <number:text> -</number:text>
      <number:number number:decimal-places="4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5" number:min-integer-digits="1" number:grouping="true"/>
      <number:text> </number:text>
    </number:number-style>
    <number:number-style style:name="N164P1" style:volatile="true">
      <number:text> -</number:text>
      <number:number number:decimal-places="5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6" number:min-integer-digits="1" number:grouping="true"/>
      <number:text> </number:text>
    </number:number-style>
    <number:number-style style:name="N167P1" style:volatile="true">
      <number:text> -</number:text>
      <number:number number:decimal-places="6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7" number:min-integer-digits="1" number:grouping="true"/>
      <number:text> </number:text>
    </number:number-style>
    <number:number-style style:name="N170P1" style:volatile="true">
      <number:text> -</number:text>
      <number:number number:decimal-places="7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2-22T16:05:14</meta:creation-date>
    <dc:date>2008-03-19T11:27:01</dc:date>
    <meta:editing-cycles>0</meta:editing-cycles>
    <meta:editing-duration>PT0S</meta:editing-duration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